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89in" fo:margin-left="-0.4229in" table:align="left" style:shadow="none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8125in"/>
    </style:style>
    <style:style style:name="Table1.H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C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bottom" fo:padding="0.0382in" fo:border="0.05pt solid #000000"/>
    </style:style>
    <style:style style:name="Table1.2" style:family="table-row">
      <style:table-row-properties style:min-row-height="0.372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8772in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4374in" style:type="center"/>
          <style:tab-stop style:position="4.8752in" style:type="center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style:text-outline="false" style:text-line-through-style="none" fo:font-size="12pt" fo:language="en" fo:country="GB" fo:text-shadow="none" style:text-underline-style="none" fo:background-color="#ffffff" style:font-name-asian="Tahoma" style:font-size-asian="12pt" style:language-asian="en" style:country-asian="US" style:font-name-complex="Arial" style:font-size-complex="12pt" style:language-complex="ar" style:country-complex="SA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ÔNG TY TNHH MỘT THÀNH VIÊN<text:tab/><text:span text:style-name="T1">CỘNG HÒA XÃ HỘI CHỦ NGHĨA VIỆT NAM</text:span></text:p>
      <text:p text:style-name="P2"><text:span text:style-name="T1"><text:tab/></text:span>XỔ SỐ KIẾ<text:span text:style-name="T2">N THIẾT</text:span> TRÀ VINH<text:tab/><text:span text:style-name="T3">Độc lập - Tự do - Hạnh phúc</text:span></text:p>
      <text:p text:style-name="P6"><text:tab/></text:p>
      <text:p text:style-name="P1"><text:tab/>PHÒNG XỔ SỐ TỰ CHỌN<text:tab/><text:span text:style-name="T5">Trà Vinh, ngày </text:span><text:span text:style-name="T7"><text:placeholder text:placeholder-type="text">&lt;get_date()[8:10]&gt;</text:placeholder></text:span><text:span text:style-name="T7"> </text:span><text:span text:style-name="T5">tháng </text:span><text:span text:style-name="T7"><text:placeholder text:placeholder-type="text">&lt;get_date()[5:7]&gt;</text:placeholder></text:span><text:span text:style-name="T7"> </text:span><text:span text:style-name="T5">năm </text:span><text:span text:style-name="T7"><text:placeholder text:placeholder-type="text">&lt;get_date()[:4]&gt;</text:placeholder></text:span><text:span text:style-name="T5"> </text:span></text:p>
      <text:p text:style-name="P1"/>
      <text:p text:style-name="P3">PHIẾU XUẤT KHO VÉ SỐ TỰ CHỌN TRÀ VINH</text:p>
      <text:p text:style-name="P3"/>
      <text:p text:style-name="P4">Họ, tên Đại lý: <text:span text:style-name="T6"><text:placeholder text:placeholder-type="text">&lt;o.partner_id and o.partner_id.name or ''&gt;</text:placeholder></text:span><text:tab/>Mã đại lý: <text:span text:style-name="T6"><text:placeholder text:placeholder-type="text">&lt;o.partner_id and o.partner_id.ma_daily or ''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3"/>
        <table:table-column table:style-name="Table1.H"/>
        <table:table-row>
          <table:table-cell table:style-name="Table1.A1" office:value-type="string">
            <text:p text:style-name="P7">Đại lý cấp II </text:p>
          </table:table-cell>
          <table:table-cell table:style-name="Table1.B1" office:value-type="string">
            <text:p text:style-name="P7">Họ và tên</text:p>
          </table:table-cell>
          <table:table-cell table:style-name="Table1.C1" table:number-columns-spanned="2" office:value-type="string">
            <text:p text:style-name="P7">10.000</text:p>
          </table:table-cell>
          <table:covered-table-cell/>
          <table:table-cell table:style-name="Table1.C1" table:number-columns-spanned="2" office:value-type="string">
            <text:p text:style-name="P7">20.000</text:p>
          </table:table-cell>
          <table:covered-table-cell/>
          <table:table-cell table:style-name="Table1.G1" table:number-columns-spanned="2" office:value-type="string">
            <text:p text:style-name="P7">50.000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(mã bàn)</text:p>
          </table:table-cell>
          <table:table-cell table:style-name="Table1.B2" office:value-type="string">
            <text:p text:style-name="Standard"/>
          </table:table-cell>
          <table:table-cell table:style-name="Table1.G2" office:value-type="string">
            <text:p text:style-name="P7">Số lượng</text:p>
          </table:table-cell>
          <table:table-cell table:style-name="Table1.D2" office:value-type="string">
            <text:p text:style-name="P7">Số serial</text:p>
          </table:table-cell>
          <table:table-cell table:style-name="Table1.G2" office:value-type="string">
            <text:p text:style-name="P7">Số lượng</text:p>
          </table:table-cell>
          <table:table-cell table:style-name="Table1.G2" office:value-type="string">
            <text:p text:style-name="P7">Số serial</text:p>
          </table:table-cell>
          <table:table-cell table:style-name="Table1.G2" office:value-type="string">
            <text:p text:style-name="P7">Số lượng</text:p>
          </table:table-cell>
          <table:table-cell table:style-name="Table1.H2" office:value-type="string">
            <text:p text:style-name="P7">Số serial</text:p>
          </table:table-cell>
        </table:table-row>
        <table:table-row>
          <table:table-cell table:style-name="Table1.A3" table:number-columns-spanned="8" office:value-type="string">
            <text:p text:style-name="P9"><text:placeholder text:placeholder-type="text">&lt;for each="line in get_line(o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9"><text:placeholder text:placeholder-type="text">&lt;line.ma_daily or ''&gt;</text:placeholder></text:p>
          </table:table-cell>
          <table:table-cell table:style-name="Table1.B4" office:value-type="string">
            <text:p text:style-name="P9"><text:placeholder text:placeholder-type="text">&lt;line.name or ''&gt;</text:placeholder></text:p>
          </table:table-cell>
          <table:table-cell table:style-name="Table1.G4" office:value-type="string">
            <text:p text:style-name="P9"><text:placeholder text:placeholder-type="text">&lt;line.qty_10  or ''&gt;</text:placeholder></text:p>
          </table:table-cell>
          <table:table-cell table:style-name="Table1.D4" office:value-type="string">
            <text:p text:style-name="P9"><text:placeholder text:placeholder-type="text">&lt;line.rs10  or ''&gt;</text:placeholder></text:p>
          </table:table-cell>
          <table:table-cell table:style-name="Table1.G4" office:value-type="string">
            <text:p text:style-name="P9"><text:placeholder text:placeholder-type="text">&lt;line.qty_20  or ''&gt;</text:placeholder></text:p>
          </table:table-cell>
          <table:table-cell table:style-name="Table1.G4" office:value-type="string">
            <text:p text:style-name="P9"><text:placeholder text:placeholder-type="text">&lt;line.rs20  or ''&gt;</text:placeholder></text:p>
          </table:table-cell>
          <table:table-cell table:style-name="Table1.G4" office:value-type="string">
            <text:p text:style-name="P9"><text:placeholder text:placeholder-type="text">&lt;line.qty_50  or ''&gt;</text:placeholder></text:p>
          </table:table-cell>
          <table:table-cell table:style-name="Table1.H4" office:value-type="string">
            <text:p text:style-name="P9"><text:placeholder text:placeholder-type="text">&lt;line.rs50  or ''&gt;</text:placeholder></text:p>
          </table:table-cell>
        </table:table-row>
        <table:table-row>
          <table:table-cell table:style-name="Table1.A5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2" office:value-type="string">
            <text:p text:style-name="P7">Cộng:</text:p>
          </table:table-cell>
          <table:covered-table-cell/>
          <table:table-cell table:style-name="Table1.G6" office:value-type="string">
            <text:p text:style-name="P10"><text:placeholder text:placeholder-type="text">&lt;get_total()['total_10']&gt;</text:placeholder></text:p>
          </table:table-cell>
          <table:table-cell table:style-name="Table1.D6" office:value-type="string">
            <text:p text:style-name="P8"/>
          </table:table-cell>
          <table:table-cell table:style-name="Table1.G6" office:value-type="string">
            <text:p text:style-name="P10"><text:placeholder text:placeholder-type="text">&lt;get_total()['total_20']&gt;</text:placeholder></text:p>
          </table:table-cell>
          <table:table-cell table:style-name="Table1.G6" office:value-type="string">
            <text:p text:style-name="P8"/>
          </table:table-cell>
          <table:table-cell table:style-name="Table1.G6" office:value-type="string">
            <text:p text:style-name="P10"><text:placeholder text:placeholder-type="text">&lt;get_total()['total_50']&gt;</text:placeholder></text:p>
          </table:table-cell>
          <table:table-cell table:style-name="Table1.H6" office:value-type="string">
            <text:p text:style-name="P8"/>
          </table:table-cell>
        </table:table-row>
      </table:table>
      <text:p text:style-name="P4"/>
      <text:p text:style-name="P5"><text:tab/><text:span text:style-name="T1">Người nhận vé<text:tab/></text:span><text:span text:style-name="T4">Trà Vinh, ngày <text:s/></text:span><text:span text:style-name="T6"><text:placeholder text:placeholder-type="text">&lt;get_date()[8:10]&gt;</text:placeholder></text:span><text:span text:style-name="T6"> </text:span><text:span text:style-name="T4">tháng </text:span><text:span text:style-name="T6"><text:placeholder text:placeholder-type="text">&lt;get_date()[5:7]&gt;</text:placeholder></text:span><text:span text:style-name="T4"> năm </text:span><text:span text:style-name="T6"><text:placeholder text:placeholder-type="text">&lt;get_date()[:4]&gt;</text:placeholder></text:span></text:p>
      <text:p text:style-name="P5"><text:tab/>(Ký, ghi họ tên)<text:tab/><text:span text:style-name="T1">PHÒNG XỔ SỐ TỰ CHỌ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16:57.320140969</meta:creation-date>
    <dc:date>2016-03-29T09:19:51</dc:date>
    <meta:editing-duration>PT34M4S</meta:editing-duration>
    <meta:editing-cycles>24</meta:editing-cycles>
    <meta:generator>LibreOffice/3.5$Linux_X86_64 LibreOffice_project/350m1$Build-2</meta:generator>
    <dc:creator>tien </dc:creator>
    <meta:document-statistic meta:table-count="1" meta:image-count="0" meta:object-count="0" meta:page-count="1" meta:paragraph-count="34" meta:word-count="144" meta:character-count="874" meta:non-whitespace-character-count="749"/>
  </office:meta>
</office:document-meta>
</file>